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fill="none" draw:textarea-vertical-align="middle" draw:auto-grow-height="false" fo:min-height="10.684cm" fo:min-width="0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loext:graphic-properties draw:fill="none" draw:fill-color="#ffffff"/>
      <style:text-properties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83cm" svg:height="0.962cm" svg:x="8.4cm" svg:y="6.858cm">
          <draw:text-box>
            <text:p><text:span text:style-name="T1">Variables</text:span></text:p>
          </draw:text-box>
        </draw:frame>
        <draw:frame draw:style-name="gr1" draw:text-style-name="P4" draw:layer="layout" svg:width="4.164cm" svg:height="1.673cm" svg:x="4.5cm" svg:y="9cm">
          <draw:text-box>
            <text:p text:style-name="P2"><text:span text:style-name="T2">Cuantitativas</text:span></text:p>
            <text:p text:style-name="P3"><text:span text:style-name="T2">(variables)</text:span></text:p>
          </draw:text-box>
        </draw:frame>
        <draw:frame draw:style-name="gr1" draw:text-style-name="P4" draw:layer="layout" svg:width="3.884cm" svg:height="1.673cm" svg:x="11.9cm" svg:y="9.1cm">
          <draw:text-box>
            <text:p text:style-name="P2"><text:span text:style-name="T2">Cualitativas</text:span></text:p>
            <text:p text:style-name="P3"><text:span text:style-name="T2">(categorías)</text:span></text:p>
          </draw:text-box>
        </draw:frame>
        <draw:frame draw:style-name="gr2" draw:text-style-name="P5" draw:layer="layout" svg:width="3.164cm" svg:height="0.962cm" svg:x="4.9cm" svg:y="12cm">
          <draw:text-box>
            <text:p text:style-name="P3"><text:span text:style-name="T2">Discretas</text:span></text:p>
          </draw:text-box>
        </draw:frame>
        <draw:frame draw:style-name="gr1" draw:text-style-name="P4" draw:layer="layout" svg:width="3.351cm" svg:height="0.962cm" svg:x="12.1cm" svg:y="12cm">
          <draw:text-box>
            <text:p text:style-name="P3"><text:span text:style-name="T2">Continuas</text:span></text:p>
          </draw:text-box>
        </draw:frame>
        <draw:custom-shape draw:style-name="gr3" draw:text-style-name="P6" draw:layer="layout" svg:width="1.1cm" svg:height="11.7cm" draw:transform="rotate (-1.5707963267949) translate (16cm 8.1cm)">
          <text:p/>
          <draw:enhanced-geometry svg:viewBox="0 0 21600 21600" draw:glue-points="21600 0 0 10800 21600 21600" draw:text-areas="13800 ?f9 21600 ?f10" draw:type="left-brace" draw:modifiers="2259.19830103531 10951.951154765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6" draw:layer="layout" svg:width="1.1cm" svg:height="11.7cm" draw:transform="rotate (-1.5707963267949) translate (16cm 10.7cm)">
          <text:p/>
          <draw:enhanced-geometry svg:viewBox="0 0 21600 21600" draw:glue-points="21600 0 0 10800 21600 21600" draw:text-areas="13800 ?f9 21600 ?f10" draw:type="left-brace" draw:modifiers="2259.19830103531 17402.204939748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8:20:30.992476210</meta:creation-date>
    <dc:date>2017-10-03T18:32:22.073626399</dc:date>
    <meta:editing-duration>PT1M36S</meta:editing-duration>
    <meta:editing-cycles>1</meta:editing-cycles>
    <meta:document-statistic meta:object-count="7"/>
    <meta:generator>LibreOffice/5.1.6.2$Linux_X86_64 LibreOffice_project/10m0$Build-2</meta:generator>
  </office:meta>
</office:document-meta>
</file>